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font-name="Times New Roman1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7FF12_5b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7, FF 1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oseph F. Edwards<text:tab/>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June 23, 1897</text:p>
      <text:p text:style-name="P2">Month<text:tab/><text:tab/><text:tab/><text:tab/><text:tab/><text:tab/>June</text:p>
      <text:p text:style-name="P2">Year<text:tab/><text:tab/><text:tab/><text:tab/><text:tab/><text:tab/>1897</text:p>
      <text:p text:style-name="P2">Hebrew Date<text:tab/><text:tab/><text:tab/><text:tab/><text:tab/></text:p>
      <text:p text:style-name="P2">Undated</text:p>
      <text:p text:style-name="P2">City<text:tab/><text:tab/><text:tab/><text:tab/><text:tab/><text:tab/>Atlantic City</text:p>
      <text:p text:style-name="P2">State<text:tab/><text:tab/><text:tab/><text:tab/><text:tab/><text:tab/>NJ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THE ANNALS OF HYGIENE./</text:p>
      <text:p text:style-name="P6">UNIVERSITY OF PENNSYLVANIA PRESS,/</text:p>
      <text:p text:style-name="P6">716 FILBERT ST., PHILADELPHIA,/</text:p>
      <text:p text:style-name="P6">PUBLISHERS./</text:p>
      <text:p text:style-name="P5"><text:tab/><text:tab/>JOSEPH F. EDWARDS, A.M., M.D.,<text:tab/>OFFICE OF THE EDITOR,/</text:p>
      <text:p text:style-name="P5"><text:tab/><text:tab/><text:tab/>Editor.<text:tab/><text:tab/><text:tab/><text:tab/><text:tab/><text:tab/><text:span text:style-name="T2">1625 Pacific Avenue.</text:span><text:span text:style-name="T3">/</text:span></text:p>
      <text:p text:style-name="P7"><text:span text:style-name="T3">Atlantic City, N. J., June 23 1897./</text:span></text:p>
      <text:p text:style-name="P5"><text:span text:style-name="T3">Rev: S. Morais/</text:span></text:p>
      <text:p text:style-name="P5"><text:span text:style-name="T3"><text:tab/>Dear Sir/</text:span></text:p>
      <text:p text:style-name="P5"><text:span text:style-name="T3"><text:tab/><text:tab/>In a letter recently/ received by me from the venerable and/ distinguished Dr: Alfred Still</text:span><text:span text:style-name="T4">é</text:span><text:span text:style-name="T3">, of/ Philadelphia, the following paragraph/ appears; "If other nations had adopted/ the Sanitary laws of the Jews there/ would be much less need than now/ for physicians". <text:s/>I am, myself, most/ heartily in accord with this sentiment./ <text:s/>I have thought that it would prove of/ great benefit to mankind </text:span><text:soft-page-break/><text:span text:style-name="T3">at large/ to know something about the Sanitary/ laws of the Jews, hence I appeal to you,/ as the most profound Hebrew scholar/</text:span></text:p>
      <text:p text:style-name="P5"><text:span text:style-name="T3"/></text:p>
      <text:p text:style-name="P5"><text:span text:style-name="T3">[Page 2]</text:span></text:p>
      <text:p text:style-name="P5"><text:span text:style-name="T3">in this country, to ask if you/ will not kindly prepare me a/ short article on this subject for/ "The Annals of Hygiene"/ Very Truly Yours/ Joseph. F. Edward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1T11:34:35.63</meta:creation-date>
    <dc:date>2012-01-11T11:42:46.51</dc:date>
    <dc:creator>Penn Libraries</dc:creator>
    <meta:editing-duration>PT00H08M10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3" meta:word-count="324" meta:character-count="2215"/>
  </office:meta>
</office:document-meta>
</file>